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>
      <style:graphic-properties loext:decorative="false"/>
    </style:style>
    <style:style style:name="gr9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554cm" loext:decorative="false"/>
      <style:paragraph-properties style:writing-mode="lr-tb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8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7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8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1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4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7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1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6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2cm" svg:height="2.75cm" svg:x="5.952cm" svg:y="0.363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3" draw:text-style-name="P3" draw:layer="layout" svg:width="0.5cm" svg:height="0.5cm" svg:x="6.702cm" svg:y="0.6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6.952cm" svg:y1="1.113cm" svg:x2="6.952cm" svg:y2="1.883cm">
              <text:p/>
            </draw:line>
            <draw:line draw:style-name="gr5" draw:text-style-name="P4" draw:layer="layout" svg:x1="6.452cm" svg:y1="1.363cm" svg:x2="7.472cm" svg:y2="1.363cm">
              <text:p/>
            </draw:line>
            <draw:line draw:style-name="gr6" draw:text-style-name="P4" draw:layer="layout" svg:x1="6.952cm" svg:y1="1.863cm" svg:x2="7.452cm" svg:y2="2.363cm">
              <text:p/>
            </draw:line>
            <draw:line draw:style-name="gr7" draw:text-style-name="P4" draw:layer="layout" svg:x1="6.952cm" svg:y1="1.863cm" svg:x2="6.452cm" svg:y2="2.363cm">
              <text:p/>
            </draw:line>
          </draw:g>
        </draw:g>
        <draw:g draw:style-name="gr1">
          <draw:g draw:style-name="gr8">
            <draw:line draw:style-name="gr9" draw:text-style-name="P4" draw:layer="layout" svg:x1="13.643cm" svg:y1="2.456cm" svg:x2="13.643cm" svg:y2="11.971cm">
              <text:p/>
            </draw:line>
          </draw:g>
          <draw:custom-shape draw:style-name="gr10" draw:text-style-name="P6" draw:layer="layout" svg:width="4cm" svg:height="0.995cm" svg:x="11.643cm" svg:y="2.45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1" draw:text-style-name="P4" draw:layer="layout" svg:x1="18.986cm" svg:y1="2.431cm" svg:x2="18.986cm" svg:y2="11.946cm">
              <text:p/>
            </draw:line>
          </draw:g>
          <draw:custom-shape draw:style-name="gr12" draw:text-style-name="P6" draw:layer="layout" svg:width="4cm" svg:height="1.469cm" svg:x="16.986cm" svg:y="2.4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3" draw:text-style-name="P4" draw:layer="layout" svg:x1="24.225cm" svg:y1="2.354cm" svg:x2="24.225cm" svg:y2="11.869cm">
              <text:p/>
            </draw:line>
          </draw:g>
          <draw:custom-shape draw:style-name="gr14" draw:text-style-name="P6" draw:layer="layout" svg:width="4cm" svg:height="0.995cm" svg:x="22.225cm" svg:y="2.35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MFA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7" draw:layer="layout" svg:width="3.943cm" svg:height="0.804cm" svg:x="5.161cm" svg:y="2.983cm">
          <draw:text-box>
            <text:p><text:span text:style-name="T3">&lt;&lt;Email Client&gt;&gt;</text:span></text:p>
          </draw:text-box>
        </draw:frame>
        <draw:g draw:style-name="gr1">
          <draw:g draw:style-name="gr8">
            <draw:line draw:style-name="gr16" draw:text-style-name="P4" draw:layer="layout" svg:x1="13.643cm" svg:y1="2.456cm" svg:x2="13.643cm" svg:y2="11.971cm">
              <text:p/>
            </draw:line>
          </draw:g>
          <draw:custom-shape draw:style-name="gr17" draw:text-style-name="P6" draw:layer="layout" svg:width="4cm" svg:height="0.995cm" svg:x="11.643cm" svg:y="2.45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8" draw:text-style-name="P4" draw:layer="layout" svg:x1="6.821cm" svg:y1="3.884cm" svg:x2="6.821cm" svg:y2="12.166cm">
              <text:p/>
            </draw:line>
          </draw:g>
        </draw:g>
        <draw:g draw:style-name="gr8">
          <draw:line draw:style-name="gr19" draw:text-style-name="P8" draw:layer="layout" svg:x1="6.781cm" svg:y1="5.463cm" svg:x2="13.592cm" svg:y2="5.463cm">
            <text:p/>
          </draw:line>
          <draw:frame draw:style-name="gr20" draw:text-style-name="P10" draw:layer="layout" svg:width="4.977cm" svg:height="0.725cm" svg:x="6.781cm" svg:y="4.747cm">
            <draw:text-box>
              <text:p text:style-name="P9"><text:span text:style-name="T2">secureConnection()</text:span></text:p>
            </draw:text-box>
          </draw:frame>
        </draw:g>
        <draw:g draw:style-name="gr8">
          <draw:line draw:style-name="gr21" draw:text-style-name="P8" draw:layer="layout" svg:x1="6.872cm" svg:y1="6.52cm" svg:x2="13.683cm" svg:y2="6.52cm">
            <text:p/>
          </draw:line>
          <draw:frame draw:style-name="gr22" draw:text-style-name="P10" draw:layer="layout" svg:width="4.977cm" svg:height="0.725cm" svg:x="6.872cm" svg:y="5.804cm">
            <draw:text-box>
              <text:p text:style-name="P9"><text:span text:style-name="T2">login(credentials)</text:span></text:p>
            </draw:text-box>
          </draw:frame>
        </draw:g>
        <draw:g draw:style-name="gr8">
          <draw:line draw:style-name="gr23" draw:text-style-name="P8" draw:layer="layout" svg:x1="13.577cm" svg:y1="7.058cm" svg:x2="19.039cm" svg:y2="7.058cm">
            <text:p/>
          </draw:line>
          <draw:frame draw:style-name="gr24" draw:text-style-name="P10" draw:layer="layout" svg:width="3.991cm" svg:height="0.725cm" svg:x="13.577cm" svg:y="6.342cm">
            <draw:text-box>
              <text:p text:style-name="P9"><text:span text:style-name="T2">getUser(user)</text:span></text:p>
            </draw:text-box>
          </draw:frame>
        </draw:g>
        <draw:g draw:style-name="gr8">
          <draw:line draw:style-name="gr25" draw:text-style-name="P8" draw:layer="layout" svg:x1="13.592cm" svg:y1="7.72cm" svg:x2="6.882cm" svg:y2="7.72cm">
            <text:p/>
          </draw:line>
          <draw:frame draw:style-name="gr26" draw:text-style-name="P11" draw:layer="layout" svg:width="4.906cm" svg:height="0.725cm" svg:x="8.686cm" svg:y="7.004cm">
            <draw:text-box>
              <text:p text:style-name="P9"><text:span text:style-name="T4">Request OTP</text:span></text:p>
            </draw:text-box>
          </draw:frame>
        </draw:g>
        <draw:g draw:style-name="gr8">
          <draw:line draw:style-name="gr27" draw:text-style-name="P8" draw:layer="layout" svg:x1="6.796cm" svg:y1="8.822cm" svg:x2="13.774cm" svg:y2="8.822cm">
            <text:p/>
          </draw:line>
          <draw:frame draw:style-name="gr28" draw:text-style-name="P10" draw:layer="layout" svg:width="5.099cm" svg:height="0.725cm" svg:x="6.796cm" svg:y="8.106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29" draw:text-style-name="P8" draw:layer="layout" svg:x1="13.642cm" svg:y1="9.412cm" svg:x2="24.253cm" svg:y2="9.412cm">
            <text:p/>
          </draw:line>
          <draw:frame draw:style-name="gr30" draw:text-style-name="P10" draw:layer="layout" svg:width="7.753cm" svg:height="0.725cm" svg:x="13.642cm" svg:y="8.696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31" draw:text-style-name="P8" draw:layer="layout" svg:x1="24.267cm" svg:y1="10.437cm" svg:x2="13.696cm" svg:y2="10.437cm">
            <text:p/>
          </draw:line>
          <draw:frame draw:style-name="gr32" draw:text-style-name="P11" draw:layer="layout" svg:width="7.729cm" svg:height="0.725cm" svg:x="16.538cm" svg:y="9.721cm">
            <draw:text-box>
              <text:p text:style-name="P9"><text:span text:style-name="T4">Authentication Approved</text:span></text:p>
            </draw:text-box>
          </draw:frame>
        </draw:g>
        <draw:g draw:style-name="gr8">
          <draw:line draw:style-name="gr33" draw:text-style-name="P8" draw:layer="layout" svg:x1="13.632cm" svg:y1="11.267cm" svg:x2="6.922cm" svg:y2="11.267cm">
            <text:p/>
          </draw:line>
          <draw:frame draw:style-name="gr34" draw:text-style-name="P11" draw:layer="layout" svg:width="4.906cm" svg:height="0.725cm" svg:x="8.726cm" svg:y="10.551cm">
            <draw:text-box>
              <text:p text:style-name="P9"><text:span text:style-name="T4">Authenticated</text:span></text:p>
            </draw:text-box>
          </draw:frame>
        </draw:g>
      </draw:page>
      <draw:page draw:name="page2" draw:style-name="dp1" draw:master-page-name="Default">
        <draw:g draw:style-name="gr1">
          <draw:custom-shape draw:style-name="gr35" draw:text-style-name="P2" draw:layer="layout" svg:width="2cm" svg:height="2.75cm" svg:x="5.966cm" svg:y="0.377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36" draw:text-style-name="P3" draw:layer="layout" svg:width="0.5cm" svg:height="0.5cm" svg:x="6.716cm" svg:y="0.6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4" draw:layer="layout" svg:x1="6.966cm" svg:y1="1.127cm" svg:x2="6.966cm" svg:y2="1.897cm">
              <text:p/>
            </draw:line>
            <draw:line draw:style-name="gr38" draw:text-style-name="P4" draw:layer="layout" svg:x1="6.466cm" svg:y1="1.377cm" svg:x2="7.486cm" svg:y2="1.377cm">
              <text:p/>
            </draw:line>
            <draw:line draw:style-name="gr39" draw:text-style-name="P4" draw:layer="layout" svg:x1="6.966cm" svg:y1="1.877cm" svg:x2="7.466cm" svg:y2="2.377cm">
              <text:p/>
            </draw:line>
            <draw:line draw:style-name="gr40" draw:text-style-name="P4" draw:layer="layout" svg:x1="6.966cm" svg:y1="1.877cm" svg:x2="6.466cm" svg:y2="2.377cm">
              <text:p/>
            </draw:line>
          </draw:g>
        </draw:g>
        <draw:g draw:style-name="gr1">
          <draw:g draw:style-name="gr8">
            <draw:line draw:style-name="gr41" draw:text-style-name="P4" draw:layer="layout" svg:x1="13.657cm" svg:y1="2.47cm" svg:x2="13.657cm" svg:y2="11.985cm">
              <text:p/>
            </draw:line>
          </draw:g>
          <draw:custom-shape draw:style-name="gr42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43" draw:text-style-name="P4" draw:layer="layout" svg:x1="19cm" svg:y1="2.445cm" svg:x2="19cm" svg:y2="11.96cm">
              <text:p/>
            </draw:line>
          </draw:g>
          <draw:custom-shape draw:style-name="gr44" draw:text-style-name="P6" draw:layer="layout" svg:width="4cm" svg:height="1.469cm" svg:x="17cm" svg:y="2.4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7" draw:layer="layout" svg:width="3.943cm" svg:height="0.804cm" svg:x="5.175cm" svg:y="2.997cm">
          <draw:text-box>
            <text:p><text:span text:style-name="T3">&lt;&lt;SSH Server&gt;&gt;</text:span></text:p>
          </draw:text-box>
        </draw:frame>
        <draw:g draw:style-name="gr1">
          <draw:g draw:style-name="gr8">
            <draw:line draw:style-name="gr45" draw:text-style-name="P4" draw:layer="layout" svg:x1="13.657cm" svg:y1="2.47cm" svg:x2="13.657cm" svg:y2="11.985cm">
              <text:p/>
            </draw:line>
          </draw:g>
          <draw:custom-shape draw:style-name="gr46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47" draw:text-style-name="P4" draw:layer="layout" svg:x1="6.835cm" svg:y1="3.898cm" svg:x2="6.835cm" svg:y2="12.18cm">
              <text:p/>
            </draw:line>
          </draw:g>
        </draw:g>
        <draw:g draw:style-name="gr8">
          <draw:line draw:style-name="gr48" draw:text-style-name="P8" draw:layer="layout" svg:x1="6.795cm" svg:y1="5.477cm" svg:x2="13.606cm" svg:y2="5.477cm">
            <text:p/>
          </draw:line>
          <draw:frame draw:style-name="gr49" draw:text-style-name="P10" draw:layer="layout" svg:width="4.977cm" svg:height="0.725cm" svg:x="6.795cm" svg:y="4.761cm">
            <draw:text-box>
              <text:p text:style-name="P9"><text:span text:style-name="T2">secureConnection()</text:span></text:p>
            </draw:text-box>
          </draw:frame>
        </draw:g>
        <draw:g draw:style-name="gr8">
          <draw:line draw:style-name="gr50" draw:text-style-name="P8" draw:layer="layout" svg:x1="6.886cm" svg:y1="6.534cm" svg:x2="13.697cm" svg:y2="6.534cm">
            <text:p/>
          </draw:line>
          <draw:frame draw:style-name="gr51" draw:text-style-name="P10" draw:layer="layout" svg:width="4.977cm" svg:height="0.725cm" svg:x="6.886cm" svg:y="5.818cm">
            <draw:text-box>
              <text:p text:style-name="P9"><text:span text:style-name="T2">requestPublicKey(user)</text:span></text:p>
            </draw:text-box>
          </draw:frame>
        </draw:g>
        <draw:g draw:style-name="gr8">
          <draw:line draw:style-name="gr52" draw:text-style-name="P8" draw:layer="layout" svg:x1="13.591cm" svg:y1="7.072cm" svg:x2="19.053cm" svg:y2="7.072cm">
            <text:p/>
          </draw:line>
          <draw:frame draw:style-name="gr53" draw:text-style-name="P10" draw:layer="layout" svg:width="3.991cm" svg:height="0.725cm" svg:x="13.591cm" svg:y="6.356cm">
            <draw:text-box>
              <text:p text:style-name="P9"><text:span text:style-name="T2">getUser(user)</text:span></text:p>
            </draw:text-box>
          </draw:frame>
        </draw:g>
        <draw:g draw:style-name="gr8">
          <draw:line draw:style-name="gr54" draw:text-style-name="P8" draw:layer="layout" svg:x1="13.527cm" svg:y1="8.032cm" svg:x2="6.817cm" svg:y2="8.032cm">
            <text:p/>
          </draw:line>
          <draw:frame draw:style-name="gr55" draw:text-style-name="P11" draw:layer="layout" svg:width="4.906cm" svg:height="0.738cm" svg:x="8.621cm" svg:y="7.303cm">
            <draw:text-box>
              <text:p text:style-name="P9"><text:span text:style-name="T4">Public key</text:span></text:p>
            </draw:text-box>
          </draw:frame>
        </draw:g>
      </draw:page>
      <draw:page draw:name="page3" draw:style-name="dp1" draw:master-page-name="Default">
        <draw:g draw:style-name="gr1">
          <draw:custom-shape draw:style-name="gr56" draw:text-style-name="P2" draw:layer="layout" svg:width="2cm" svg:height="2.75cm" svg:x="5.94cm" svg:y="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57" draw:text-style-name="P3" draw:layer="layout" svg:width="0.5cm" svg:height="0.5cm" svg:x="6.69cm" svg:y="1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4" draw:layer="layout" svg:x1="6.94cm" svg:y1="1.75cm" svg:x2="6.94cm" svg:y2="2.52cm">
              <text:p/>
            </draw:line>
            <draw:line draw:style-name="gr59" draw:text-style-name="P4" draw:layer="layout" svg:x1="6.44cm" svg:y1="2cm" svg:x2="7.46cm" svg:y2="2cm">
              <text:p/>
            </draw:line>
            <draw:line draw:style-name="gr60" draw:text-style-name="P4" draw:layer="layout" svg:x1="6.94cm" svg:y1="2.5cm" svg:x2="7.44cm" svg:y2="3cm">
              <text:p/>
            </draw:line>
            <draw:line draw:style-name="gr61" draw:text-style-name="P4" draw:layer="layout" svg:x1="6.94cm" svg:y1="2.5cm" svg:x2="6.44cm" svg:y2="3cm">
              <text:p/>
            </draw:line>
          </draw:g>
        </draw:g>
        <draw:g draw:style-name="gr1">
          <draw:g draw:style-name="gr8">
            <draw:line draw:style-name="gr62" draw:text-style-name="P4" draw:layer="layout" svg:x1="13.657cm" svg:y1="2.47cm" svg:x2="13.657cm" svg:y2="11.985cm">
              <text:p/>
            </draw:line>
          </draw:g>
          <draw:custom-shape draw:style-name="gr63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4" draw:text-style-name="P4" draw:layer="layout" svg:x1="19cm" svg:y1="2.445cm" svg:x2="19cm" svg:y2="11.96cm">
              <text:p/>
            </draw:line>
          </draw:g>
          <draw:custom-shape draw:style-name="gr65" draw:text-style-name="P6" draw:layer="layout" svg:width="4cm" svg:height="1.469cm" svg:x="17cm" svg:y="2.4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6" draw:text-style-name="P4" draw:layer="layout" svg:x1="13.657cm" svg:y1="2.47cm" svg:x2="13.657cm" svg:y2="11.985cm">
              <text:p/>
            </draw:line>
          </draw:g>
          <draw:custom-shape draw:style-name="gr67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8" draw:text-style-name="P4" draw:layer="layout" svg:x1="6.835cm" svg:y1="3.898cm" svg:x2="6.835cm" svg:y2="12.18cm">
              <text:p/>
            </draw:line>
          </draw:g>
        </draw:g>
        <draw:g draw:style-name="gr8">
          <draw:line draw:style-name="gr69" draw:text-style-name="P8" draw:layer="layout" svg:x1="6.795cm" svg:y1="5.477cm" svg:x2="13.606cm" svg:y2="5.477cm">
            <text:p/>
          </draw:line>
          <draw:frame draw:style-name="gr70" draw:text-style-name="P10" draw:layer="layout" svg:width="4.977cm" svg:height="0.725cm" svg:x="6.795cm" svg:y="4.761cm">
            <draw:text-box>
              <text:p text:style-name="P9"><text:span text:style-name="T2">request(AdminPanel)</text:span></text:p>
            </draw:text-box>
          </draw:frame>
        </draw:g>
        <draw:g draw:style-name="gr8">
          <draw:line draw:style-name="gr71" draw:text-style-name="P8" draw:layer="layout" svg:x1="13.554cm" svg:y1="6.36cm" svg:x2="6.844cm" svg:y2="6.36cm">
            <text:p/>
          </draw:line>
          <draw:frame draw:style-name="gr72" draw:text-style-name="P11" draw:layer="layout" svg:width="4.906cm" svg:height="0.725cm" svg:x="8.648cm" svg:y="5.644cm">
            <draw:text-box>
              <text:p text:style-name="P9"><text:span text:style-name="T4">Admin Panel</text:span></text:p>
            </draw:text-box>
          </draw:frame>
        </draw:g>
        <draw:g draw:style-name="gr8">
          <draw:line draw:style-name="gr73" draw:text-style-name="P8" draw:layer="layout" svg:x1="6.81cm" svg:y1="8.836cm" svg:x2="13.788cm" svg:y2="8.836cm">
            <text:p/>
          </draw:line>
          <draw:frame draw:style-name="gr74" draw:text-style-name="P10" draw:layer="layout" svg:width="5.099cm" svg:height="0.725cm" svg:x="6.81cm" svg:y="8.12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75" draw:text-style-name="P8" draw:layer="layout" svg:x1="13.646cm" svg:y1="11.281cm" svg:x2="6.936cm" svg:y2="11.281cm">
            <text:p/>
          </draw:line>
          <draw:frame draw:style-name="gr76" draw:text-style-name="P11" draw:layer="layout" svg:width="4.906cm" svg:height="0.725cm" svg:x="8.74cm" svg:y="10.565cm">
            <draw:text-box>
              <text:p text:style-name="P9"><text:span text:style-name="T4">Client ID and Secret</text:span></text:p>
            </draw:text-box>
          </draw:frame>
        </draw:g>
        <draw:g draw:style-name="gr8">
          <draw:line draw:style-name="gr77" draw:text-style-name="P8" draw:layer="layout" svg:x1="6.859cm" svg:y1="7.597cm" svg:x2="13.67cm" svg:y2="7.597cm">
            <text:p/>
          </draw:line>
          <draw:frame draw:style-name="gr78" draw:text-style-name="P10" draw:layer="layout" svg:width="4.977cm" svg:height="0.725cm" svg:x="6.859cm" svg:y="6.881cm">
            <draw:text-box>
              <text:p text:style-name="P9"><text:span text:style-name="T2">save(appInformation)</text:span></text:p>
            </draw:text-box>
          </draw:frame>
        </draw:g>
        <draw:g draw:style-name="gr8">
          <draw:line draw:style-name="gr79" draw:text-style-name="P8" draw:layer="layout" svg:x1="13.63cm" svg:y1="9.841cm" svg:x2="19.092cm" svg:y2="9.841cm">
            <text:p/>
          </draw:line>
          <draw:frame draw:style-name="gr80" draw:text-style-name="P10" draw:layer="layout" svg:width="3.991cm" svg:height="0.725cm" svg:x="13.63cm" svg:y="9.125cm">
            <draw:text-box>
              <text:p text:style-name="P9"><text:span text:style-name="T2">save(AppInfo)</text:span></text:p>
            </draw:text-box>
          </draw:frame>
        </draw:g>
      </draw:page>
      <draw:page draw:name="page4" draw:style-name="dp1" draw:master-page-name="Default">
        <draw:g draw:style-name="gr1">
          <draw:custom-shape draw:style-name="gr81" draw:text-style-name="P2" draw:layer="layout" svg:width="2cm" svg:height="2.75cm" svg:x="5.796cm" svg:y="1.014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82" draw:text-style-name="P3" draw:layer="layout" svg:width="0.5cm" svg:height="0.5cm" svg:x="6.546cm" svg:y="1.2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3" draw:text-style-name="P4" draw:layer="layout" svg:x1="6.796cm" svg:y1="1.764cm" svg:x2="6.796cm" svg:y2="2.534cm">
              <text:p/>
            </draw:line>
            <draw:line draw:style-name="gr84" draw:text-style-name="P4" draw:layer="layout" svg:x1="6.296cm" svg:y1="2.014cm" svg:x2="7.316cm" svg:y2="2.014cm">
              <text:p/>
            </draw:line>
            <draw:line draw:style-name="gr85" draw:text-style-name="P4" draw:layer="layout" svg:x1="6.796cm" svg:y1="2.514cm" svg:x2="7.296cm" svg:y2="3.014cm">
              <text:p/>
            </draw:line>
            <draw:line draw:style-name="gr86" draw:text-style-name="P4" draw:layer="layout" svg:x1="6.796cm" svg:y1="2.514cm" svg:x2="6.296cm" svg:y2="3.014cm">
              <text:p/>
            </draw:line>
          </draw:g>
        </draw:g>
        <draw:g draw:style-name="gr1">
          <draw:g draw:style-name="gr8">
            <draw:line draw:style-name="gr87" draw:text-style-name="P4" draw:layer="layout" svg:x1="13.513cm" svg:y1="2.484cm" svg:x2="13.513cm" svg:y2="11.999cm">
              <text:p/>
            </draw:line>
          </draw:g>
          <draw:custom-shape draw:style-name="gr88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89" draw:text-style-name="P4" draw:layer="layout" svg:x1="13.513cm" svg:y1="2.484cm" svg:x2="13.513cm" svg:y2="11.999cm">
              <text:p/>
            </draw:line>
          </draw:g>
          <draw:custom-shape draw:style-name="gr90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91" draw:text-style-name="P4" draw:layer="layout" svg:x1="6.691cm" svg:y1="3.912cm" svg:x2="6.691cm" svg:y2="12.194cm">
              <text:p/>
            </draw:line>
          </draw:g>
        </draw:g>
        <draw:g draw:style-name="gr8">
          <draw:line draw:style-name="gr92" draw:text-style-name="P8" draw:layer="layout" svg:x1="6.651cm" svg:y1="5.491cm" svg:x2="13.462cm" svg:y2="5.491cm">
            <text:p/>
          </draw:line>
          <draw:frame draw:style-name="gr93" draw:text-style-name="P10" draw:layer="layout" svg:width="4.977cm" svg:height="0.725cm" svg:x="6.651cm" svg:y="4.775cm">
            <draw:text-box>
              <text:p text:style-name="P9"><text:span text:style-name="T2">getToken()</text:span></text:p>
            </draw:text-box>
          </draw:frame>
        </draw:g>
        <draw:g draw:style-name="gr8">
          <draw:line draw:style-name="gr94" draw:text-style-name="P8" draw:layer="layout" svg:x1="13.41cm" svg:y1="6.374cm" svg:x2="6.7cm" svg:y2="6.374cm">
            <text:p/>
          </draw:line>
          <draw:frame draw:style-name="gr95" draw:text-style-name="P11" draw:layer="layout" svg:width="4.906cm" svg:height="0.725cm" svg:x="8.504cm" svg:y="5.658cm">
            <draw:text-box>
              <text:p text:style-name="P9"><text:span text:style-name="T4">Request Creds</text:span></text:p>
            </draw:text-box>
          </draw:frame>
        </draw:g>
        <draw:g draw:style-name="gr8">
          <draw:line draw:style-name="gr96" draw:text-style-name="P8" draw:layer="layout" svg:x1="13.399cm" svg:y1="8.96cm" svg:x2="6.689cm" svg:y2="8.96cm">
            <text:p/>
          </draw:line>
          <draw:frame draw:style-name="gr97" draw:text-style-name="P11" draw:layer="layout" svg:width="4.906cm" svg:height="0.725cm" svg:x="8.493cm" svg:y="8.244cm">
            <draw:text-box>
              <text:p text:style-name="P9"><text:span text:style-name="T4">Access Token</text:span></text:p>
            </draw:text-box>
          </draw:frame>
        </draw:g>
        <draw:g draw:style-name="gr8">
          <draw:line draw:style-name="gr98" draw:text-style-name="P8" draw:layer="layout" svg:x1="6.715cm" svg:y1="7.611cm" svg:x2="13.526cm" svg:y2="7.611cm">
            <text:p/>
          </draw:line>
          <draw:frame draw:style-name="gr99" draw:text-style-name="P10" draw:layer="layout" svg:width="4.977cm" svg:height="0.725cm" svg:x="6.715cm" svg:y="6.895cm">
            <draw:text-box>
              <text:p text:style-name="P9"><text:span text:style-name="T2">auth(ClientId, Secret)</text:span></text:p>
            </draw:text-box>
          </draw:frame>
        </draw:g>
      </draw:page>
      <draw:page draw:name="page5" draw:style-name="dp1" draw:master-page-name="Default">
        <draw:g draw:style-name="gr1">
          <draw:custom-shape draw:style-name="gr100" draw:text-style-name="P2" draw:layer="layout" svg:width="2cm" svg:height="2.75cm" svg:x="5.64cm" svg:y="0.599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101" draw:text-style-name="P3" draw:layer="layout" svg:width="0.5cm" svg:height="0.5cm" svg:x="6.39cm" svg:y="0.8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2" draw:text-style-name="P4" draw:layer="layout" svg:x1="6.64cm" svg:y1="1.349cm" svg:x2="6.64cm" svg:y2="2.119cm">
              <text:p/>
            </draw:line>
            <draw:line draw:style-name="gr103" draw:text-style-name="P4" draw:layer="layout" svg:x1="6.14cm" svg:y1="1.599cm" svg:x2="7.16cm" svg:y2="1.599cm">
              <text:p/>
            </draw:line>
            <draw:line draw:style-name="gr104" draw:text-style-name="P4" draw:layer="layout" svg:x1="6.64cm" svg:y1="2.099cm" svg:x2="7.14cm" svg:y2="2.599cm">
              <text:p/>
            </draw:line>
            <draw:line draw:style-name="gr105" draw:text-style-name="P4" draw:layer="layout" svg:x1="6.64cm" svg:y1="2.099cm" svg:x2="6.14cm" svg:y2="2.599cm">
              <text:p/>
            </draw:line>
          </draw:g>
        </draw:g>
        <draw:g draw:style-name="gr1">
          <draw:g draw:style-name="gr8">
            <draw:line draw:style-name="gr106" draw:text-style-name="P4" draw:layer="layout" svg:x1="13.513cm" svg:y1="2.484cm" svg:x2="13.513cm" svg:y2="11.999cm">
              <text:p/>
            </draw:line>
          </draw:g>
          <draw:custom-shape draw:style-name="gr107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08" draw:text-style-name="P4" draw:layer="layout" svg:x1="13.513cm" svg:y1="2.484cm" svg:x2="13.513cm" svg:y2="13.294cm">
              <text:p/>
            </draw:line>
          </draw:g>
          <draw:custom-shape draw:style-name="gr109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10" draw:text-style-name="P4" draw:layer="layout" svg:x1="6.691cm" svg:y1="3.416cm" svg:x2="6.691cm" svg:y2="13.463cm">
              <text:p/>
            </draw:line>
          </draw:g>
        </draw:g>
        <draw:g draw:style-name="gr8">
          <draw:line draw:style-name="gr111" draw:text-style-name="P8" draw:layer="layout" svg:x1="6.651cm" svg:y1="5.491cm" svg:x2="13.462cm" svg:y2="5.491cm">
            <text:p/>
          </draw:line>
          <draw:frame draw:style-name="gr112" draw:text-style-name="P10" draw:layer="layout" svg:width="4.977cm" svg:height="0.725cm" svg:x="6.651cm" svg:y="4.775cm">
            <draw:text-box>
              <text:p text:style-name="P9"><text:span text:style-name="T2">getAdminPage()</text:span></text:p>
            </draw:text-box>
          </draw:frame>
        </draw:g>
        <draw:g draw:style-name="gr8">
          <draw:line draw:style-name="gr113" draw:text-style-name="P8" draw:layer="layout" svg:x1="13.41cm" svg:y1="6.374cm" svg:x2="6.7cm" svg:y2="6.374cm">
            <text:p/>
          </draw:line>
          <draw:frame draw:style-name="gr114" draw:text-style-name="P11" draw:layer="layout" svg:width="4.906cm" svg:height="0.725cm" svg:x="8.504cm" svg:y="5.658cm">
            <draw:text-box>
              <text:p text:style-name="P9"><text:span text:style-name="T4">Admin Page()</text:span></text:p>
            </draw:text-box>
          </draw:frame>
        </draw:g>
        <draw:g draw:style-name="gr8">
          <draw:line draw:style-name="gr115" draw:text-style-name="P8" draw:layer="layout" svg:x1="13.399cm" svg:y1="8.96cm" svg:x2="6.689cm" svg:y2="8.96cm">
            <text:p/>
          </draw:line>
          <draw:frame draw:style-name="gr116" draw:text-style-name="P11" draw:layer="layout" svg:width="4.906cm" svg:height="0.725cm" svg:x="8.493cm" svg:y="8.244cm">
            <draw:text-box>
              <text:p text:style-name="P9"><text:span text:style-name="T4">New User Form</text:span></text:p>
            </draw:text-box>
          </draw:frame>
        </draw:g>
        <draw:g draw:style-name="gr8">
          <draw:line draw:style-name="gr117" draw:text-style-name="P8" draw:layer="layout" svg:x1="6.715cm" svg:y1="7.611cm" svg:x2="13.526cm" svg:y2="7.611cm">
            <text:p/>
          </draw:line>
          <draw:frame draw:style-name="gr118" draw:text-style-name="P10" draw:layer="layout" svg:width="4.977cm" svg:height="0.725cm" svg:x="6.715cm" svg:y="6.895cm">
            <draw:text-box>
              <text:p text:style-name="P9"><text:span text:style-name="T2">addNewUser()</text:span></text:p>
            </draw:text-box>
          </draw:frame>
        </draw:g>
        <draw:g draw:style-name="gr8">
          <draw:line draw:style-name="gr119" draw:text-style-name="P8" draw:layer="layout" svg:x1="6.702cm" svg:y1="10.484cm" svg:x2="13.513cm" svg:y2="10.484cm">
            <text:p/>
          </draw:line>
          <draw:frame draw:style-name="gr120" draw:text-style-name="P10" draw:layer="layout" svg:width="4.977cm" svg:height="0.725cm" svg:x="6.702cm" svg:y="9.768cm">
            <draw:text-box>
              <text:p text:style-name="P9"><text:span text:style-name="T2">save(Form)</text:span></text:p>
            </draw:text-box>
          </draw:frame>
        </draw:g>
        <draw:g draw:style-name="gr1">
          <draw:g draw:style-name="gr8">
            <draw:line draw:style-name="gr121" draw:text-style-name="P4" draw:layer="layout" svg:x1="20.297cm" svg:y1="2.492cm" svg:x2="20.297cm" svg:y2="13.378cm">
              <text:p/>
            </draw:line>
          </draw:g>
          <draw:custom-shape draw:style-name="gr122" draw:text-style-name="P6" draw:layer="layout" svg:width="4cm" svg:height="1.469cm" svg:x="18.297cm" svg:y="2.49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line draw:style-name="gr123" draw:text-style-name="P8" draw:layer="layout" svg:x1="13.433cm" svg:y1="11.488cm" svg:x2="20.244cm" svg:y2="11.488cm">
            <text:p/>
          </draw:line>
          <draw:frame draw:style-name="gr124" draw:text-style-name="P10" draw:layer="layout" svg:width="4.977cm" svg:height="1.199cm" svg:x="13.433cm" svg:y="10.298cm">
            <draw:text-box>
              <text:p text:style-name="P9"><text:span text:style-name="T2">addEmployee(employeeInformation)</text:span></text:p>
            </draw:text-box>
          </draw:frame>
        </draw:g>
      </draw:page>
      <draw:page draw:name="page6" draw:style-name="dp1" draw:master-page-name="Default">
        <draw:g draw:style-name="gr1">
          <draw:custom-shape draw:style-name="gr125" draw:text-style-name="P2" draw:layer="layout" svg:width="2cm" svg:height="2.75cm" svg:x="5.77cm" svg:y="0.65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126" draw:text-style-name="P3" draw:layer="layout" svg:width="0.5cm" svg:height="0.5cm" svg:x="6.52cm" svg:y="0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7" draw:text-style-name="P4" draw:layer="layout" svg:x1="6.77cm" svg:y1="1.401cm" svg:x2="6.77cm" svg:y2="2.171cm">
              <text:p/>
            </draw:line>
            <draw:line draw:style-name="gr128" draw:text-style-name="P4" draw:layer="layout" svg:x1="6.27cm" svg:y1="1.651cm" svg:x2="7.29cm" svg:y2="1.651cm">
              <text:p/>
            </draw:line>
            <draw:line draw:style-name="gr129" draw:text-style-name="P4" draw:layer="layout" svg:x1="6.77cm" svg:y1="2.151cm" svg:x2="7.27cm" svg:y2="2.651cm">
              <text:p/>
            </draw:line>
            <draw:line draw:style-name="gr130" draw:text-style-name="P4" draw:layer="layout" svg:x1="6.77cm" svg:y1="2.151cm" svg:x2="6.27cm" svg:y2="2.651cm">
              <text:p/>
            </draw:line>
          </draw:g>
        </draw:g>
        <draw:g draw:style-name="gr1">
          <draw:g draw:style-name="gr8">
            <draw:line draw:style-name="gr131" draw:text-style-name="P4" draw:layer="layout" svg:x1="13.513cm" svg:y1="2.484cm" svg:x2="13.513cm" svg:y2="11.999cm">
              <text:p/>
            </draw:line>
          </draw:g>
          <draw:custom-shape draw:style-name="gr132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33" draw:text-style-name="P4" draw:layer="layout" svg:x1="13.513cm" svg:y1="2.484cm" svg:x2="13.513cm" svg:y2="14.785cm">
              <text:p/>
            </draw:line>
          </draw:g>
          <draw:custom-shape draw:style-name="gr134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35" draw:text-style-name="P4" draw:layer="layout" svg:x1="6.691cm" svg:y1="3.416cm" svg:x2="6.691cm" svg:y2="14.941cm">
              <text:p/>
            </draw:line>
          </draw:g>
        </draw:g>
        <draw:g draw:style-name="gr8">
          <draw:line draw:style-name="gr136" draw:text-style-name="P8" draw:layer="layout" svg:x1="6.651cm" svg:y1="5.491cm" svg:x2="13.462cm" svg:y2="5.491cm">
            <text:p/>
          </draw:line>
          <draw:frame draw:style-name="gr137" draw:text-style-name="P10" draw:layer="layout" svg:width="4.977cm" svg:height="0.725cm" svg:x="6.651cm" svg:y="4.775cm">
            <draw:text-box>
              <text:p text:style-name="P9"><text:span text:style-name="T2">forgotPassword()</text:span></text:p>
            </draw:text-box>
          </draw:frame>
        </draw:g>
        <draw:g draw:style-name="gr8">
          <draw:line draw:style-name="gr138" draw:text-style-name="P8" draw:layer="layout" svg:x1="13.503cm" svg:y1="7.714cm" svg:x2="6.793cm" svg:y2="7.714cm">
            <text:p/>
          </draw:line>
          <draw:frame draw:style-name="gr139" draw:text-style-name="P11" draw:layer="layout" svg:width="4.906cm" svg:height="0.725cm" svg:x="8.597cm" svg:y="6.998cm">
            <draw:text-box>
              <text:p text:style-name="P9"><text:span text:style-name="T4">Request OTP</text:span></text:p>
            </draw:text-box>
          </draw:frame>
        </draw:g>
        <draw:g draw:style-name="gr8">
          <draw:line draw:style-name="gr140" draw:text-style-name="P8" draw:layer="layout" svg:x1="6.715cm" svg:y1="6.754cm" svg:x2="13.526cm" svg:y2="6.754cm">
            <text:p/>
          </draw:line>
          <draw:frame draw:style-name="gr141" draw:text-style-name="P10" draw:layer="layout" svg:width="4.977cm" svg:height="0.725cm" svg:x="6.715cm" svg:y="6.038cm">
            <draw:text-box>
              <text:p text:style-name="P9"><text:span text:style-name="T2">submit(username)</text:span></text:p>
            </draw:text-box>
          </draw:frame>
        </draw:g>
        <draw:g draw:style-name="gr8">
          <draw:line draw:style-name="gr142" draw:text-style-name="P8" draw:layer="layout" svg:x1="6.754cm" svg:y1="12.585cm" svg:x2="13.565cm" svg:y2="12.585cm">
            <text:p/>
          </draw:line>
          <draw:frame draw:style-name="gr143" draw:text-style-name="P10" draw:layer="layout" svg:width="4.977cm" svg:height="0.725cm" svg:x="6.754cm" svg:y="11.869cm">
            <draw:text-box>
              <text:p text:style-name="P9"><text:span text:style-name="T2">save(Form)</text:span></text:p>
            </draw:text-box>
          </draw:frame>
        </draw:g>
        <draw:g draw:style-name="gr1">
          <draw:g draw:style-name="gr8">
            <draw:line draw:style-name="gr144" draw:text-style-name="P4" draw:layer="layout" svg:x1="25.07cm" svg:y1="2.493cm" svg:x2="25.07cm" svg:y2="14.578cm">
              <text:p/>
            </draw:line>
          </draw:g>
          <draw:custom-shape draw:style-name="gr145" draw:text-style-name="P6" draw:layer="layout" svg:width="4cm" svg:height="1.469cm" svg:x="23.07cm" svg:y="2.49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line draw:style-name="gr146" draw:text-style-name="P8" draw:layer="layout" svg:x1="13.537cm" svg:y1="9.361cm" svg:x2="19.065cm" svg:y2="9.361cm">
            <text:p/>
          </draw:line>
          <draw:frame draw:style-name="gr147" draw:text-style-name="P10" draw:layer="layout" svg:width="4.039cm" svg:height="1.199cm" svg:x="13.537cm" svg:y="8.171cm">
            <draw:text-box>
              <text:p text:style-name="P9"><text:span text:style-name="T2">submit(OTP)</text:span></text:p>
            </draw:text-box>
          </draw:frame>
        </draw:g>
        <draw:g draw:style-name="gr1">
          <draw:g draw:style-name="gr8">
            <draw:line draw:style-name="gr148" draw:text-style-name="P4" draw:layer="layout" svg:x1="19.115cm" svg:y1="2.457cm" svg:x2="19.115cm" svg:y2="11.972cm">
              <text:p/>
            </draw:line>
          </draw:g>
          <draw:custom-shape draw:style-name="gr149" draw:text-style-name="P6" draw:layer="layout" svg:width="4cm" svg:height="0.995cm" svg:x="17.115cm" svg:y="2.45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MFA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line draw:style-name="gr150" draw:text-style-name="P8" draw:layer="layout" svg:x1="13.55cm" svg:y1="13.79cm" svg:x2="24.928cm" svg:y2="13.79cm">
            <text:p/>
          </draw:line>
          <draw:frame draw:style-name="gr151" draw:text-style-name="P10" draw:layer="layout" svg:width="8.314cm" svg:height="1.199cm" svg:x="13.55cm" svg:y="12.6cm">
            <draw:text-box>
              <text:p text:style-name="P9"><text:span text:style-name="T2">save(newPassword)</text:span></text:p>
            </draw:text-box>
          </draw:frame>
        </draw:g>
        <draw:g draw:style-name="gr8">
          <draw:line draw:style-name="gr152" draw:text-style-name="P8" draw:layer="layout" svg:x1="6.78cm" svg:y1="8.667cm" svg:x2="13.591cm" svg:y2="8.667cm">
            <text:p/>
          </draw:line>
          <draw:frame draw:style-name="gr153" draw:text-style-name="P10" draw:layer="layout" svg:width="4.977cm" svg:height="0.725cm" svg:x="6.78cm" svg:y="7.951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154" draw:text-style-name="P8" draw:layer="layout" svg:x1="19.146cm" svg:y1="10.639cm" svg:x2="13.514cm" svg:y2="10.639cm">
            <text:p/>
          </draw:line>
          <draw:frame draw:style-name="gr155" draw:text-style-name="P11" draw:layer="layout" svg:width="4.118cm" svg:height="1.199cm" svg:x="15.028cm" svg:y="9.449cm">
            <draw:text-box>
              <text:p text:style-name="P9"><text:span text:style-name="T4">Authentication Approved</text:span></text:p>
            </draw:text-box>
          </draw:frame>
        </draw:g>
        <draw:g draw:style-name="gr8">
          <draw:line draw:style-name="gr156" draw:text-style-name="P8" draw:layer="layout" svg:x1="13.427cm" svg:y1="11.436cm" svg:x2="6.666cm" svg:y2="11.436cm">
            <text:p/>
          </draw:line>
          <draw:frame draw:style-name="gr157" draw:text-style-name="P11" draw:layer="layout" svg:width="4.944cm" svg:height="1.199cm" svg:x="8.483cm" svg:y="10.246cm">
            <draw:text-box>
              <text:p text:style-name="P9"><text:span text:style-name="T4">New Password Form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7:53:43.470262318</meta:creation-date>
    <meta:generator>LibreOffice/24.2.0.3$Linux_X86_64 LibreOffice_project/420$Build-3</meta:generator>
    <dc:date>2024-04-22T20:01:58.999061896</dc:date>
    <meta:editing-duration>PT23H29M51S</meta:editing-duration>
    <meta:editing-cycles>34</meta:editing-cycles>
    <meta:document-statistic meta:object-count="255"/>
  </office:meta>
</office:document-meta>
</file>